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6380557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2">Вынести каталог test из lib.</text:p>
        </text:list-item>
        <text:list-item>
          <text:p text:style-name="P2">Переместить lib за пределы public</text:p>
        </text:list-item>
        <text:list-item>
          <text:p text:style-name="P1">Изменить поле title в базе данных на n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10T23:05:24</dc:date>
    <meta:editing-duration>PT00H18M23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1" meta:paragraph-count="6" meta:word-count="50" meta:character-count="321"/>
  </office:meta>
</office:document-meta>
</file>